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a" style:num-letter-sync="true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Vitor Gomes Alves da Silva</text:p>
      <text:p text:style-name="Standard"/>
      <text:p text:style-name="Standard">1-</text:p>
      <text:p text:style-name="Standard"><text:tab/>a)<text:s/><text:tab/>Variável global: int x;</text:p>
      <text:p text:style-name="Standard"><text:tab/><text:tab/>Variável local: int numero e outroNumero, pertencente a função main;</text:p>
      <text:p text:style-name="Standard"><text:tab/><text:tab/>Variável local: int numero , pertencente a função<text:s/>Teste1;</text:p>
      <text:p text:style-name="Standard"><text:tab/><text:tab/>Variável local: int numero e valor, pertencente a função Teste2;</text:p>
      <text:p text:style-name="Standard"><text:tab/><text:tab/>Variável local: int n e valor, pertencente a função Teste3;</text:p>
      <text:p text:style-name="Standard"><text:tab/></text:p>
      <text:p text:style-name="Standard"><text:tab/>b)<text:tab/>Função Teste1 e Teste3 a passagem de parâmetro é por valor, na função Teste2 a passagem do parâmetro é por referência.</text:p>
      <text:p text:style-name="Standard"/>
      <text:p text:style-name="Standard"><text:tab/>c)<text:tab/></text:p>
      <text:p text:style-name="Standard"/>
      <text:p text:style-name="Standard">d) Será impresso:</text:p>
      <text:p text:style-name="Standard"><text:tab/>“Valor de numero (após Teste1) = 10</text:p>
      <text:p text:style-name="Standard"><text:tab/>X = 21</text:p>
      <text:p text:style-name="Standard"><text:tab/>Valor de numero (após Teste2) = 110</text:p>
      <text:p text:style-name="Standard"><text:tab/>X = 22</text:p>
      <text:p text:style-name="Standard"><text:tab/>Valor de outro numero (após Teste3) = 310</text:p>
      <text:p text:style-name="Standard"><text:tab/>X = 21”</text:p>
      <text:p text:style-name="Standard"/>
      <text:p text:style-name="Standard"/>
      <text:p text:style-name="Standard">2-<text:s/></text:p>
      <text:p text:style-name="Standard"><text:tab/>a)</text:p>
      <text:p text:style-name="Standard">#include &lt;iostream&gt;</text:p>
      <text:p text:style-name="Standard">#include &lt;iomanip&gt;</text:p>
      <text:p text:style-name="Standard">#include &lt;string.h&gt;</text:p>
      <text:p text:style-name="Standard">#include &lt;math.h&gt;</text:p>
      <text:p text:style-name="Standard">using namespace std;</text:p>
      <text:p text:style-name="Standard"/>
      <text:p text:style-name="Standard">int tmax = 3;</text:p>
      <text:p text:style-name="Standard">int qtdElementos = 0;</text:p>
      <text:p text:style-name="Standard"/>
      <text:p text:style-name="Standard">void inserirSR(int vetorDados[], int elemento, int &amp;qtdElementos, int tmax);</text:p>
      <text:p text:style-name="Standard">void listar (int vetorDados[], int qtdElementos);</text:p>
      <text:p text:style-name="Standard"/>
      <text:p text:style-name="Standard">int main<text:s/>(<text:s/>) {</text:p>
      <text:p text:style-name="Standard"><text:s text:c="2"/>int vA[tmax];</text:p>
      <text:p text:style-name="Standard"><text:s text:c="2"/>int vB[tmax];</text:p>
      <text:p text:style-name="Standard"><text:s text:c="2"/>inserirSR(vA, 9, qtdElementos, tmax);</text:p>
      <text:p text:style-name="Standard"><text:s text:c="2"/>listar(vA, qtdElementos);</text:p>
      <text:p text:style-name="Standard"><text:s text:c="2"/>inserirSR(vA, 9, qtdElementos, tmax);</text:p>
      <text:p text:style-name="Standard"><text:s text:c="2"/>inserirSR(vA, 5, qtdElementos, tmax);</text:p>
      <text:p text:style-name="Standard"><text:s text:c="2"/>inserirSR(vA, 4, qtdElementos, tmax);</text:p>
      <text:p text:style-name="Standard"><text:s text:c="2"/>listar(vA, qtdElementos);</text:p>
      <text:p text:style-name="Standard">}</text:p>
      <text:p text:style-name="Standard"/>
      <text:p text:style-name="Standard">void inserirSR(int vetorDados<text:s/>[<text:s/>], int elemento, int &amp;qtdElementos, int tmax){</text:p>
      <text:p text:style-name="Standard"><text:s text:c="2"/>for (int i = 0; i &lt; tmax; ++i) {</text:p>
      <text:p text:style-name="Standard"><text:s text:c="4"/>if (elemento == vetorDados[i]){</text:p>
      <text:p text:style-name="Standard"><text:s text:c="6"/>cout &lt;&lt; "Elemento ja<text:s/>existe na lista\n";</text:p>
      <text:soft-page-break/>
      <text:p text:style-name="Standard"><text:s text:c="6"/>return;</text:p>
      <text:p text:style-name="Standard"><text:s text:c="4"/>}<text:s/></text:p>
      <text:p text:style-name="Standard">}</text:p>
      <text:p text:style-name="Standard"><text:s/>vetorDados[qtdElementos] = elemento;</text:p>
      <text:p text:style-name="Standard"><text:s text:c="2"/>qtdElementos++;</text:p>
      <text:p text:style-name="Standard"/>
      <text:p text:style-name="Standard">} <text:s/></text:p>
      <text:p text:style-name="Standard"/>
      <text:p text:style-name="Standard">void listar (int vetorDados[], int qtdElementos) {</text:p>
      <text:p text:style-name="Standard"><text:s text:c="4"/>int i;</text:p>
      <text:p text:style-name="Standard"><text:s text:c="4"/>for (i=0; i&lt;qtdElementos; i++) {</text:p>
      <text:p text:style-name="Standard"><text:s text:c="6"/><text:s text:c="2"/>cout &lt;&lt; vetorDados[i] &lt;&lt;<text:s/>“\n”;</text:p>
      <text:p text:style-name="Standard"><text:s text:c="4"/>}</text:p>
      <text:p text:style-name="Standard">}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a" style:num-letter-sync="true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ITOR GOMES ALVES DA SILVA</dc:creator>
    <meta:creation-date>2023-09-11T16:08:00Z</meta:creation-date>
    <dc:date>2023-09-11T23:03:00Z</dc:date>
    <meta:template xlink:href="Normal" xlink:type="simple"/>
    <meta:editing-cycles>3</meta:editing-cycles>
    <meta:editing-duration>PT1380S</meta:editing-duration>
    <meta:document-statistic meta:page-count="2" meta:paragraph-count="3" meta:word-count="247" meta:character-count="1579" meta:row-count="11" meta:non-whitespace-character-count="1335"/>
  </office:meta>
</office:document-meta>
</file>